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5983b0" fo:border="0.74pt solid #000000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column table:style-name="co1" table:number-columns-repeated="12" table:default-cell-style-name="ce4"/>
        <table:table-row table:style-name="ro1">
          <table:table-cell office:value-type="float" office:value="1" calcext:value-type="float">
            <text:p>1</text:p>
          </table:table-cell>
          <table:table-cell table:formula="of:=+[.A1]+1" office:value-type="float" office:value="2" calcext:value-type="float">
            <text:p>2</text:p>
          </table:table-cell>
          <table:table-cell table:formula="of:=+[.B1]+1" office:value-type="float" office:value="3" calcext:value-type="float">
            <text:p>3</text:p>
          </table:table-cell>
          <table:table-cell table:formula="of:=+[.C1]+1" office:value-type="float" office:value="4" calcext:value-type="float">
            <text:p>4</text:p>
          </table:table-cell>
          <table:table-cell table:formula="of:=+[.D1]+1" office:value-type="float" office:value="5" calcext:value-type="float">
            <text:p>5</text:p>
          </table:table-cell>
          <table:table-cell table:formula="of:=+[.E1]+1" office:value-type="float" office:value="6" calcext:value-type="float">
            <text:p>6</text:p>
          </table:table-cell>
          <table:table-cell table:formula="of:=+[.F1]+1" office:value-type="float" office:value="7" calcext:value-type="float">
            <text:p>7</text:p>
          </table:table-cell>
          <table:table-cell table:formula="of:=+[.G1]+1" office:value-type="float" office:value="8" calcext:value-type="float">
            <text:p>8</text:p>
          </table:table-cell>
          <table:table-cell table:formula="of:=+[.H1]+1" office:value-type="float" office:value="9" calcext:value-type="float">
            <text:p>9</text:p>
          </table:table-cell>
          <table:table-cell table:formula="of:=+[.I1]+1" office:value-type="float" office:value="10" calcext:value-type="float">
            <text:p>10</text:p>
          </table:table-cell>
          <table:table-cell table:formula="of:=+[.J1]+1" office:value-type="float" office:value="11" calcext:value-type="float">
            <text:p>11</text:p>
          </table:table-cell>
          <table:table-cell table:formula="of:=+[.K1]+1" office:value-type="float" office:value="12" calcext:value-type="float">
            <text:p>12</text:p>
          </table:table-cell>
          <table:table-cell table:formula="of:=+[.L1]+1" office:value-type="float" office:value="13" calcext:value-type="float">
            <text:p>13</text:p>
          </table:table-cell>
          <table:table-cell table:formula="of:=+[.M1]+1" office:value-type="float" office:value="14" calcext:value-type="float">
            <text:p>14</text:p>
          </table:table-cell>
          <table:table-cell table:formula="of:=+[.N1]+1" office:value-type="float" office:value="15" calcext:value-type="float">
            <text:p>15</text:p>
          </table:table-cell>
          <table:table-cell table:formula="of:=+[.O1]+1" office:value-type="float" office:value="16" calcext:value-type="float">
            <text:p>16</text:p>
          </table:table-cell>
          <table:table-cell table:formula="of:=+[.P1]+1" office:value-type="float" office:value="17" calcext:value-type="float">
            <text:p>17</text:p>
          </table:table-cell>
          <table:table-cell table:formula="of:=+[.Q1]+1" office:value-type="float" office:value="18" calcext:value-type="float">
            <text:p>18</text:p>
          </table:table-cell>
          <table:table-cell table:formula="of:=+[.R1]+1" office:value-type="float" office:value="19" calcext:value-type="float">
            <text:p>19</text:p>
          </table:table-cell>
          <table:table-cell table:formula="of:=+[.S1]+1" office:value-type="float" office:value="20" calcext:value-type="float">
            <text:p>20</text:p>
          </table:table-cell>
          <table:table-cell table:formula="of:=+[.T1]+1" office:value-type="float" office:value="21" calcext:value-type="float">
            <text:p>21</text:p>
          </table:table-cell>
          <table:table-cell table:formula="of:=+[.U1]+1" office:value-type="float" office:value="22" calcext:value-type="float">
            <text:p>22</text:p>
          </table:table-cell>
          <table:table-cell table:formula="of:=+[.V1]+1" office:value-type="float" office:value="23" calcext:value-type="float">
            <text:p>23</text:p>
          </table:table-cell>
          <table:table-cell table:formula="of:=+[.W1]+1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+[.Y1]+1" office:value-type="float" office:value="2" calcext:value-type="float">
            <text:p>2</text:p>
          </table:table-cell>
          <table:table-cell table:style-name="ce2" table:formula="of:=+[.Z1]+1" office:value-type="float" office:value="3" calcext:value-type="float">
            <text:p>3</text:p>
          </table:table-cell>
          <table:table-cell table:style-name="ce2" table:formula="of:=+[.AA1]+1" office:value-type="float" office:value="4" calcext:value-type="float">
            <text:p>4</text:p>
          </table:table-cell>
          <table:table-cell table:style-name="ce2" table:formula="of:=+[.AB1]+1" office:value-type="float" office:value="5" calcext:value-type="float">
            <text:p>5</text:p>
          </table:table-cell>
          <table:table-cell table:style-name="ce2" table:formula="of:=+[.AC1]+1" office:value-type="float" office:value="6" calcext:value-type="float">
            <text:p>6</text:p>
          </table:table-cell>
          <table:table-cell table:style-name="ce2" table:formula="of:=+[.AD1]+1" office:value-type="float" office:value="7" calcext:value-type="float">
            <text:p>7</text:p>
          </table:table-cell>
          <table:table-cell table:style-name="ce2" table:formula="of:=+[.AE1]+1" office:value-type="float" office:value="8" calcext:value-type="float">
            <text:p>8</text:p>
          </table:table-cell>
          <table:table-cell table:style-name="ce2" table:formula="of:=+[.AF1]+1" office:value-type="float" office:value="9" calcext:value-type="float">
            <text:p>9</text:p>
          </table:table-cell>
          <table:table-cell table:style-name="ce2" table:formula="of:=+[.AG1]+1" office:value-type="float" office:value="10" calcext:value-type="float">
            <text:p>10</text:p>
          </table:table-cell>
          <table:table-cell table:style-name="ce2" table:formula="of:=+[.AH1]+1" office:value-type="float" office:value="11" calcext:value-type="float">
            <text:p>11</text:p>
          </table:table-cell>
          <table:table-cell table:style-name="ce2" table:formula="of:=+[.AI1]+1"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24"/>
          <table:table-cell table:style-name="ce2" table:number-columns-repeated="12"/>
        </table:table-row>
        <table:table-row table:style-name="ro1" table:number-rows-repeated="12">
          <table:table-cell table:number-columns-repeated="12"/>
          <table:table-cell table:style-name="ce3" table:number-columns-repeated="12"/>
          <table:table-cell table:number-columns-repeated="12"/>
        </table:table-row>
        <table:table-row table:style-name="ro1" table:number-rows-repeated="11">
          <table:table-cell table:style-name="ce2" table:number-columns-repeated="12"/>
          <table:table-cell table:style-name="ce4" table:number-columns-repeated="12"/>
          <table:table-cell table:number-columns-repeated="12"/>
        </table:table-row>
        <table:table-row table:style-name="ro1">
          <table:table-cell table:style-name="ce2" table:number-columns-repeated="12"/>
          <table:table-cell table:style-name="ce4" table:number-columns-repeated="12"/>
          <table:table-cell table:number-columns-repeated="12"/>
        </table:table-row>
      </table:table>
      <table:table table:name="Sheet2" table:style-name="ta1">
        <table:table-column table:style-name="co2" table:number-columns-repeated="36" table:default-cell-style-name="Default"/>
        <table:table-row table:style-name="ro1"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234114" calcext:value-type="float">
            <text:p>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41.14" calcext:value-type="float">
            <text:p>-234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41.14" calcext:value-type="float">
            <text:p>-234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.0195312" calcext:value-type="float">
            <text:p>0.0195312</text:p>
          </table:table-cell>
          <table:table-cell office:value-type="float" office:value="0" calcext:value-type="float">
            <text:p>0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.0102539" calcext:value-type="float">
            <text:p>0.0102539</text:p>
          </table:table-cell>
          <table:table-cell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60.76" calcext:value-type="float">
            <text:p>-1560.76</text:p>
          </table:table-cell>
          <table:table-cell table:style-name="ce5" office:value-type="float" office:value="0.0000152588" calcext:value-type="float">
            <text:p>1.53E-05</text:p>
          </table:table-cell>
          <table:table-cell office:value-type="float" office:value="-0.00170898" calcext:value-type="float">
            <text:p>-0.00170898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.00244141" calcext:value-type="float">
            <text:p>0.00244141</text:p>
          </table:table-cell>
          <table:table-cell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0" calcext:value-type="float">
            <text:p>0</text:p>
          </table:table-cell>
          <table:table-cell office:value-type="float" office:value="-0.000732422" calcext:value-type="float">
            <text:p>-0.000732422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0137329" calcext:value-type="float">
            <text:p>-0.000137329</text:p>
          </table:table-cell>
          <table:table-cell office:value-type="float" office:value="76477.2" calcext:value-type="float">
            <text:p>764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-3121.53" calcext:value-type="float">
            <text:p>-3121.5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1773" calcext:value-type="float">
            <text:p>231773</text:p>
          </table:table-cell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390.189" calcext:value-type="float">
            <text:p>-390.189</text:p>
          </table:table-cell>
          <table:table-cell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231773" calcext:value-type="float">
            <text:p>231773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-0.00878906" calcext:value-type="float">
            <text:p>-0.00878906</text:p>
          </table:table-cell>
          <table:table-cell office:value-type="float" office:value="0.000976562" calcext:value-type="float">
            <text:p>0.000976562</text:p>
          </table:table-cell>
          <table:table-cell office:value-type="float" office:value="-0.03125" calcext:value-type="float">
            <text:p>-0.0312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-780.375" calcext:value-type="float">
            <text:p>-780.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5273" calcext:value-type="float">
            <text:p>-31527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0.00390625" calcext:value-type="float">
            <text:p>-0.003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.172" calcext:value-type="float">
            <text:p>-390.1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5273" calcext:value-type="float">
            <text:p>31527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.0126953" calcext:value-type="float">
            <text:p>0.0126953</text:p>
          </table:table-cell>
          <table:table-cell office:value-type="float" office:value="82720.3" calcext:value-type="float">
            <text:p>82720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0.0102539" calcext:value-type="float">
            <text:p>-0.0102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90.19" calcext:value-type="float">
            <text:p>390.19</text:p>
          </table:table-cell>
          <table:table-cell office:value-type="float" office:value="0.00292969" calcext:value-type="float">
            <text:p>0.0029296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-39019" calcext:value-type="float">
            <text:p>-39019</text:p>
          </table:table-cell>
          <table:table-cell office:value-type="float" office:value="-0.00244141" calcext:value-type="float">
            <text:p>-0.0024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878906" calcext:value-type="float">
            <text:p>-0.00878906</text:p>
          </table:table-cell>
          <table:table-cell office:value-type="float" office:value="-78038" calcext:value-type="float">
            <text:p>-78038</text:p>
          </table:table-cell>
          <table:table-cell office:value-type="float" office:value="82720.3" calcext:value-type="float">
            <text:p>82720.3</text:p>
          </table:table-cell>
          <table:table-cell office:value-type="float" office:value="0.0102539" calcext:value-type="float">
            <text:p>0.01025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39019" calcext:value-type="float">
            <text:p>-3901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0.00244141" calcext:value-type="float">
            <text:p>0.00244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102539" calcext:value-type="float">
            <text:p>0.0102539</text:p>
          </table:table-cell>
          <table:table-cell table:style-name="ce5" office:value-type="float" office:value="-0.0000762939" calcext:value-type="float">
            <text:p>-7.63E-05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102539" calcext:value-type="float">
            <text:p>-0.0102539</text:p>
          </table:table-cell>
          <table:table-cell office:value-type="float" office:value="0.0102539" calcext:value-type="float">
            <text:p>0.0102539</text:p>
          </table:table-cell>
          <table:table-cell office:value-type="float" office:value="316834" calcext:value-type="float">
            <text:p>316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5" calcext:value-type="float">
            <text:p>-2341.15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95312" calcext:value-type="float">
            <text:p>0.00195312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390.199" calcext:value-type="float">
            <text:p>-390.199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-314493" calcext:value-type="float">
            <text:p>-3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3" calcext:value-type="float">
            <text:p>2341.13</text:p>
          </table:table-cell>
          <table:table-cell office:value-type="float" office:value="314883" calcext:value-type="float">
            <text:p>314883</text:p>
          </table:table-cell>
        </table:table-row>
        <table:table-row table:style-name="ro1"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77.2" calcext:value-type="float">
            <text:p>7647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76477.2" calcext:value-type="float">
            <text:p>-7647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89" calcext:value-type="float">
            <text:p>-3901.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8238.6" calcext:value-type="float">
            <text:p>-3823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0.000976562" calcext:value-type="float">
            <text:p>0.0009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12486" calcext:value-type="float">
            <text:p>12486</text:p>
          </table:table-cell>
          <table:table-cell office:value-type="float" office:value="156076" calcext:value-type="float">
            <text:p>156076</text:p>
          </table:table-cell>
          <table:table-cell office:value-type="float" office:value="234114" calcext:value-type="float">
            <text:p>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0.000976562" calcext:value-type="float">
            <text:p>-0.000976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78038" calcext:value-type="float">
            <text:p>78038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-3121.53" calcext:value-type="float">
            <text:p>-3121.53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156076" calcext:value-type="float">
            <text:p>156076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234114" calcext:value-type="float">
            <text:p>234114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901.9" calcext:value-type="float">
            <text:p>3901.9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0.0000152588" calcext:value-type="float">
            <text:p>1.53E-0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5273" calcext:value-type="float">
            <text:p>-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234114" calcext:value-type="float">
            <text:p>234114</text:p>
          </table:table-cell>
          <table:table-cell table:style-name="ce5" office:value-type="float" office:value="1261090" calcext:value-type="float">
            <text:p>1.26E+0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6054" calcext:value-type="float">
            <text:p>31605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5273" calcext:value-type="float">
            <text:p>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229432" calcext:value-type="float">
            <text:p>229432</text:p>
          </table:table-cell>
          <table:table-cell table:style-name="ce5" office:value-type="float" office:value="-1261090" calcext:value-type="float">
            <text:p>-1.26E+0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4883" calcext:value-type="float">
            <text:p>-3148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170898" calcext:value-type="float">
            <text:p>-0.00170898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80.377" calcext:value-type="float">
            <text:p>780.377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78038" calcext:value-type="float">
            <text:p>-78038</text:p>
          </table:table-cell>
          <table:table-cell office:value-type="float" office:value="0.00232571" calcext:value-type="float">
            <text:p>0.00232571</text:p>
          </table:table-cell>
          <table:table-cell office:value-type="float" office:value="-234114" calcext:value-type="float">
            <text:p>-23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9" calcext:value-type="float">
            <text:p>-39019</text:p>
          </table:table-cell>
          <table:table-cell office:value-type="float" office:value="0.000621197" calcext:value-type="float">
            <text:p>0.000621197</text:p>
          </table:table-cell>
          <table:table-cell office:value-type="float" office:value="229432" calcext:value-type="float">
            <text:p>229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41.15" calcext:value-type="float">
            <text:p>2341.15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2341.15" calcext:value-type="float">
            <text:p>-2341.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901.9" calcext:value-type="float">
            <text:p>3901.9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.00232571" calcext:value-type="float">
            <text:p>0.00232571</text:p>
          </table:table-cell>
          <table:table-cell office:value-type="float" office:value="78038" calcext:value-type="float">
            <text:p>78038</text:p>
          </table:table-cell>
          <table:table-cell office:value-type="float" office:value="234114" calcext:value-type="float">
            <text:p>234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.000488281" calcext:value-type="float">
            <text:p>0.000488281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.00042761" calcext:value-type="float">
            <text:p>0.00042761</text:p>
          </table:table-cell>
          <table:table-cell office:value-type="float" office:value="39019" calcext:value-type="float">
            <text:p>39019</text:p>
          </table:table-cell>
          <table:table-cell office:value-type="float" office:value="-229432" calcext:value-type="float">
            <text:p>-22943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6054" calcext:value-type="float">
            <text:p>316054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234114" calcext:value-type="float">
            <text:p>234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125" calcext:value-type="float">
            <text:p>0.125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229432" calcext:value-type="float">
            <text:p>-229432</text:p>
          </table:table-cell>
          <table:table-cell office:value-type="float" office:value="229432" calcext:value-type="float">
            <text:p>229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24191.8" calcext:value-type="float">
            <text:p>-24191.8</text:p>
          </table:table-cell>
          <table:table-cell office:value-type="float" office:value="-39019" calcext:value-type="float">
            <text:p>-39019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390.19" calcext:value-type="float">
            <text:p>390.1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38628.8" calcext:value-type="float">
            <text:p>38628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78038" calcext:value-type="float">
            <text:p>-78038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7257.6" calcext:value-type="float">
            <text:p>77257.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-39019" calcext:value-type="float">
            <text:p>-39019</text:p>
          </table:table-cell>
          <table:table-cell office:value-type="float" office:value="-24191.8" calcext:value-type="float">
            <text:p>-24191.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2341.14" calcext:value-type="float">
            <text:p>2341.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-95206.3" calcext:value-type="float">
            <text:p>-95206.3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41.14" calcext:value-type="float">
            <text:p>2341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1575590" calcext:value-type="float">
            <text:p>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-1577930" calcext:value-type="float">
            <text:p>-1.58E+0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87.7" calcext:value-type="float">
            <text:p>36287.7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80.379" calcext:value-type="float">
            <text:p>-780.379</text:p>
          </table:table-cell>
          <table:table-cell table:style-name="ce5" office:value-type="float" office:value="-0.0000152588" calcext:value-type="float">
            <text:p>-1.53E-05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231773" calcext:value-type="float">
            <text:p>231773</text:p>
          </table:table-cell>
          <table:table-cell office:value-type="float" office:value="0.00341797" calcext:value-type="float">
            <text:p>0.00341797</text:p>
          </table:table-cell>
          <table:table-cell office:value-type="float" office:value="0" calcext:value-type="float">
            <text:p>0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0" calcext:value-type="float">
            <text:p>0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office:value-type="float" office:value="390.19" calcext:value-type="float">
            <text:p>390.19</text:p>
          </table:table-cell>
          <table:table-cell office:value-type="float" office:value="-2731.33" calcext:value-type="float">
            <text:p>-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.19" calcext:value-type="float">
            <text:p>390.19</text:p>
          </table:table-cell>
          <table:table-cell office:value-type="float" office:value="-390.19" calcext:value-type="float">
            <text:p>-390.19</text:p>
          </table:table-cell>
          <table:table-cell table:style-name="ce5" office:value-type="float" office:value="-0.0000305176" calcext:value-type="float">
            <text:p>-3.05E-05</text:p>
          </table:table-cell>
          <table:table-cell office:value-type="float" office:value="38238.6" calcext:value-type="float">
            <text:p>38238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3901.9" calcext:value-type="float">
            <text:p>3901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76477.2" calcext:value-type="float">
            <text:p>7647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4515" calcext:value-type="float">
            <text:p>-154515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231773" calcext:value-type="float">
            <text:p>231773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-0.00292969" calcext:value-type="float">
            <text:p>-0.00292969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0" calcext:value-type="float">
            <text:p>0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.203" calcext:value-type="float">
            <text:p>-390.2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5273" calcext:value-type="float">
            <text:p>315273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625" calcext:value-type="float">
            <text:p>0.0625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316054" calcext:value-type="float">
            <text:p>316054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0" calcext:value-type="float">
            <text:p>0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0.406" calcext:value-type="float">
            <text:p>-780.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15273" calcext:value-type="float">
            <text:p>-31527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9409.2" calcext:value-type="float">
            <text:p>-39409.2</text:p>
          </table:table-cell>
          <table:table-cell office:value-type="float" office:value="390.19" calcext:value-type="float">
            <text:p>390.19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-39019" calcext:value-type="float">
            <text:p>-39019</text:p>
          </table:table-cell>
          <table:table-cell office:value-type="float" office:value="-0.00390625" calcext:value-type="float">
            <text:p>-0.0039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818.4" calcext:value-type="float">
            <text:p>-78818.4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0.0117188" calcext:value-type="float">
            <text:p>0.0117188</text:p>
          </table:table-cell>
          <table:table-cell office:value-type="float" office:value="82720.2" calcext:value-type="float">
            <text:p>82720.2</text:p>
          </table:table-cell>
          <table:table-cell office:value-type="float" office:value="-78038" calcext:value-type="float">
            <text:p>-78038</text:p>
          </table:table-cell>
          <table:table-cell office:value-type="float" office:value="-0.00976562" calcext:value-type="float">
            <text:p>-0.00976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90.189" calcext:value-type="float">
            <text:p>-390.189</text:p>
          </table:table-cell>
          <table:table-cell office:value-type="float" office:value="-0.00390625" calcext:value-type="float">
            <text:p>-0.00390625</text:p>
          </table:table-cell>
          <table:table-cell office:value-type="float" office:value="-39019" calcext:value-type="float">
            <text:p>-39019</text:p>
          </table:table-cell>
          <table:table-cell office:value-type="float" office:value="36677.9" calcext:value-type="float">
            <text:p>36677.9</text:p>
          </table:table-cell>
          <table:table-cell office:value-type="float" office:value="0.00390625" calcext:value-type="float">
            <text:p>0.00390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0.0117188" calcext:value-type="float">
            <text:p>-0.0117188</text:p>
          </table:table-cell>
          <table:table-cell office:value-type="float" office:value="-78038" calcext:value-type="float">
            <text:p>-78038</text:p>
          </table:table-cell>
          <table:table-cell office:value-type="float" office:value="82720.2" calcext:value-type="float">
            <text:p>82720.2</text:p>
          </table:table-cell>
          <table:table-cell office:value-type="float" office:value="0.00976562" calcext:value-type="float">
            <text:p>0.009765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0" calcext:value-type="float">
            <text:p>0</text:p>
          </table:table-cell>
          <table:table-cell office:value-type="float" office:value="-390.176" calcext:value-type="float">
            <text:p>-390.176</text:p>
          </table:table-cell>
          <table:table-cell office:value-type="float" office:value="-0.00195312" calcext:value-type="float">
            <text:p>-0.00195312</text:p>
          </table:table-cell>
          <table:table-cell office:value-type="float" office:value="0.00195312" calcext:value-type="float">
            <text:p>0.00195312</text:p>
          </table:table-cell>
          <table:table-cell office:value-type="float" office:value="-314493" calcext:value-type="float">
            <text:p>-3144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-0.00012207" calcext:value-type="float">
            <text:p>-0.00012207</text:p>
          </table:table-cell>
          <table:table-cell office:value-type="float" office:value="-780.402" calcext:value-type="float">
            <text:p>-780.402</text:p>
          </table:table-cell>
          <table:table-cell office:value-type="float" office:value="-0.00976562" calcext:value-type="float">
            <text:p>-0.00976562</text:p>
          </table:table-cell>
          <table:table-cell office:value-type="float" office:value="0.00976562" calcext:value-type="float">
            <text:p>0.00976562</text:p>
          </table:table-cell>
          <table:table-cell office:value-type="float" office:value="316834" calcext:value-type="float">
            <text:p>3168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2341.13" calcext:value-type="float">
            <text:p>2341.13</text:p>
          </table:table-cell>
          <table:table-cell office:value-type="float" office:value="-316054" calcext:value-type="float">
            <text:p>-316054</text:p>
          </table:table-cell>
        </table:table-row>
        <table:table-row table:style-name="ro1">
          <table:table-cell office:value-type="float" office:value="-2731.33" calcext:value-type="float">
            <text:p>-2731.33</text:p>
          </table:table-cell>
          <table:table-cell office:value-type="float" office:value="390.19" calcext:value-type="float">
            <text:p>390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38.6" calcext:value-type="float">
            <text:p>38238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019" calcext:value-type="float">
            <text:p>3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01.9" calcext:value-type="float">
            <text:p>3901.9</text:p>
          </table:table-cell>
          <table:table-cell office:value-type="float" office:value="780.379" calcext:value-type="float">
            <text:p>780.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77.2" calcext:value-type="float">
            <text:p>76477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28.8" calcext:value-type="float">
            <text:p>38628.8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38238.6" calcext:value-type="float">
            <text:p>-38238.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39019" calcext:value-type="float">
            <text:p>-39019</text:p>
          </table:table-cell>
          <table:table-cell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731.33" calcext:value-type="float">
            <text:p>2731.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231773" calcext:value-type="float">
            <text:p>231773</text:p>
          </table:table-cell>
          <table:table-cell office:value-type="float" office:value="-76477.2" calcext:value-type="float">
            <text:p>-76477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78038" calcext:value-type="float">
            <text:p>-78038</text:p>
          </table:table-cell>
          <table:table-cell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3901.9" calcext:value-type="float">
            <text:p>-3901.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121.52" calcext:value-type="float">
            <text:p>3121.52</text:p>
          </table:table-cell>
          <table:table-cell office:value-type="float" office:value="-77257.6" calcext:value-type="float">
            <text:p>-77257.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78038" calcext:value-type="float">
            <text:p>78038</text:p>
          </table:table-cell>
          <table:table-cell office:value-type="float" office:value="229432" calcext:value-type="float">
            <text:p>229432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231773" calcext:value-type="float">
            <text:p>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-154515" calcext:value-type="float">
            <text:p>-1545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156076" calcext:value-type="float">
            <text:p>156076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-231773" calcext:value-type="float">
            <text:p>-23177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121.51" calcext:value-type="float">
            <text:p>3121.51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0" calcext:value-type="float">
            <text:p>0</text:p>
          </table:table-cell>
          <table:table-cell office:value-type="float" office:value="78038" calcext:value-type="float">
            <text:p>78038</text:p>
          </table:table-cell>
          <table:table-cell office:value-type="float" office:value="-12486.1" calcext:value-type="float">
            <text:p>-12486.1</text:p>
          </table:table-cell>
          <table:table-cell office:value-type="float" office:value="229432" calcext:value-type="float">
            <text:p>229432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-231773" calcext:value-type="float">
            <text:p>-231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60.76" calcext:value-type="float">
            <text:p>-1560.76</text:p>
          </table:table-cell>
          <table:table-cell office:value-type="float" office:value="-3121.52" calcext:value-type="float">
            <text:p>-3121.52</text:p>
          </table:table-cell>
          <table:table-cell office:value-type="float" office:value="2341.14" calcext:value-type="float">
            <text:p>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3901.9" calcext:value-type="float">
            <text:p>-3901.9</text:p>
          </table:table-cell>
          <table:table-cell office:value-type="float" office:value="0" calcext:value-type="float">
            <text:p>0</text:p>
          </table:table-cell>
          <table:table-cell office:value-type="float" office:value="156076" calcext:value-type="float">
            <text:p>156076</text:p>
          </table:table-cell>
          <table:table-cell office:value-type="float" office:value="12486.1" calcext:value-type="float">
            <text:p>12486.1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3901.89" calcext:value-type="float">
            <text:p>3901.89</text:p>
          </table:table-cell>
          <table:table-cell office:value-type="float" office:value="231773" calcext:value-type="float">
            <text:p>23177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5273" calcext:value-type="float">
            <text:p>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314883" calcext:value-type="float">
            <text:p>314883</text:p>
          </table:table-cell>
          <table:table-cell table:number-columns-repeated="2" office:value-type="float" office:value="-229432" calcext:value-type="float">
            <text:p>-229432</text:p>
          </table:table-cell>
          <table:table-cell table:style-name="ce5" office:value-type="float" office:value="-1261090" calcext:value-type="float">
            <text:p>-1.26E+0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2341.14" calcext:value-type="float">
            <text:p>-2341.14</text:p>
          </table:table-cell>
          <table:table-cell office:value-type="float" office:value="-314883" calcext:value-type="float">
            <text:p>-3148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5273" calcext:value-type="float">
            <text:p>-315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0" calcext:value-type="float">
            <text:p>0</text:p>
          </table:table-cell>
          <table:table-cell office:value-type="float" office:value="-316054" calcext:value-type="float">
            <text:p>-316054</text:p>
          </table:table-cell>
          <table:table-cell table:number-columns-repeated="2" office:value-type="float" office:value="-234114" calcext:value-type="float">
            <text:p>-234114</text:p>
          </table:table-cell>
          <table:table-cell table:style-name="ce5" office:value-type="float" office:value="1261090" calcext:value-type="float">
            <text:p>1.26E+0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316054" calcext:value-type="float">
            <text:p>31605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0976562" calcext:value-type="float">
            <text:p>-0.000976562</text:p>
          </table:table-cell>
          <table:table-cell office:value-type="float" office:value="38238.6" calcext:value-type="float">
            <text:p>38238.6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2731.33" calcext:value-type="float">
            <text:p>2731.33</text:p>
          </table:table-cell>
          <table:table-cell office:value-type="float" office:value="390.189" calcext:value-type="float">
            <text:p>390.18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287.7" calcext:value-type="float">
            <text:p>36287.7</text:p>
          </table:table-cell>
          <table:table-cell office:value-type="float" office:value="-38628.8" calcext:value-type="float">
            <text:p>-38628.8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39019" calcext:value-type="float">
            <text:p>-39019</text:p>
          </table:table-cell>
          <table:table-cell office:value-type="float" office:value="0.00042761" calcext:value-type="float">
            <text:p>0.00042761</text:p>
          </table:table-cell>
          <table:table-cell office:value-type="float" office:value="-229432" calcext:value-type="float">
            <text:p>-22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76477.2" calcext:value-type="float">
            <text:p>76477.2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-3901.89" calcext:value-type="float">
            <text:p>-3901.89</text:p>
          </table:table-cell>
          <table:table-cell office:value-type="float" office:value="780.379" calcext:value-type="float">
            <text:p>780.379</text:p>
          </table:table-cell>
          <table:table-cell office:value-type="float" office:value="-2341.14" calcext:value-type="float">
            <text:p>-234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39.9" calcext:value-type="float">
            <text:p>81939.9</text:p>
          </table:table-cell>
          <table:table-cell office:value-type="float" office:value="-77257.6" calcext:value-type="float">
            <text:p>-77257.6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-78038" calcext:value-type="float">
            <text:p>-78038</text:p>
          </table:table-cell>
          <table:table-cell office:value-type="float" office:value="0.000114049" calcext:value-type="float">
            <text:p>0.000114049</text:p>
          </table:table-cell>
          <table:table-cell office:value-type="float" office:value="234114" calcext:value-type="float">
            <text:p>2341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38238.6" calcext:value-type="float">
            <text:p>-38238.6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38628.8" calcext:value-type="float">
            <text:p>38628.8</text:p>
          </table:table-cell>
          <table:table-cell office:value-type="float" office:value="-36287.7" calcext:value-type="float">
            <text:p>-36287.7</text:p>
          </table:table-cell>
          <table:table-cell office:value-type="float" office:value="2341.13" calcext:value-type="float">
            <text:p>23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90.19" calcext:value-type="float">
            <text:p>-390.19</text:p>
          </table:table-cell>
          <table:table-cell office:value-type="float" office:value="-2731.33" calcext:value-type="float">
            <text:p>-2731.33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00621197" calcext:value-type="float">
            <text:p>0.000621197</text:p>
          </table:table-cell>
          <table:table-cell office:value-type="float" office:value="39019" calcext:value-type="float">
            <text:p>39019</text:p>
          </table:table-cell>
          <table:table-cell office:value-type="float" office:value="229432" calcext:value-type="float">
            <text:p>229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6477.2" calcext:value-type="float">
            <text:p>-76477.2</text:p>
          </table:table-cell>
          <table:table-cell office:value-type="float" office:value="-0.000488281" calcext:value-type="float">
            <text:p>-0.000488281</text:p>
          </table:table-cell>
          <table:table-cell office:value-type="float" office:value="-2341.13" calcext:value-type="float">
            <text:p>-2341.13</text:p>
          </table:table-cell>
          <table:table-cell office:value-type="float" office:value="77257.6" calcext:value-type="float">
            <text:p>77257.6</text:p>
          </table:table-cell>
          <table:table-cell office:value-type="float" office:value="-81939.9" calcext:value-type="float">
            <text:p>-81939.9</text:p>
          </table:table-cell>
          <table:table-cell office:value-type="float" office:value="2341.13" calcext:value-type="float">
            <text:p>234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80.379" calcext:value-type="float">
            <text:p>-780.379</text:p>
          </table:table-cell>
          <table:table-cell office:value-type="float" office:value="3901.89" calcext:value-type="float">
            <text:p>3901.89</text:p>
          </table:table-cell>
          <table:table-cell office:value-type="float" office:value="2341.14" calcext:value-type="float">
            <text:p>2341.14</text:p>
          </table:table-cell>
          <table:table-cell office:value-type="float" office:value="0.000114049" calcext:value-type="float">
            <text:p>0.000114049</text:p>
          </table:table-cell>
          <table:table-cell office:value-type="float" office:value="78038" calcext:value-type="float">
            <text:p>78038</text:p>
          </table:table-cell>
          <table:table-cell office:value-type="float" office:value="-234114" calcext:value-type="float">
            <text:p>-2341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4883" calcext:value-type="float">
            <text:p>314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4883" calcext:value-type="float">
            <text:p>-314883</text:p>
          </table:table-cell>
          <table:table-cell office:value-type="float" office:value="229432" calcext:value-type="float">
            <text:p>229432</text:p>
          </table:table-cell>
          <table:table-cell office:value-type="float" office:value="-229432" calcext:value-type="float">
            <text:p>-2294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1773" calcext:value-type="float">
            <text:p>231773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-316054" calcext:value-type="float">
            <text:p>-316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31773" calcext:value-type="float">
            <text:p>-231773</text:p>
          </table:table-cell>
          <table:table-cell office:value-type="float" office:value="231773" calcext:value-type="float">
            <text:p>231773</text:p>
          </table:table-cell>
          <table:table-cell office:value-type="float" office:value="316054" calcext:value-type="float">
            <text:p>316054</text:p>
          </table:table-cell>
          <table:table-cell office:value-type="float" office:value="234114" calcext:value-type="float">
            <text:p>234114</text:p>
          </table:table-cell>
          <table:table-cell office:value-type="float" office:value="-234114" calcext:value-type="float">
            <text:p>-23411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9:49:32.834404624</meta:creation-date>
    <dc:date>2023-11-14T09:57:01.235720759</dc:date>
    <meta:editing-duration>PT7M28S</meta:editing-duration>
    <meta:editing-cycles>1</meta:editing-cycles>
    <meta:document-statistic meta:table-count="2" meta:cell-count="1332" meta:object-count="0"/>
    <meta:generator>LibreOffice/7.3.7.2$Linux_X86_64 LibreOffice_project/30$Build-2</meta:generator>
  </office:meta>
</office:document-meta>
</file>